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90000023E8C96D31155B78F40.png" manifest:media-type="image/png"/>
  <manifest:file-entry manifest:full-path="Pictures/100002010000033200000263490AB850B26BECE2.png" manifest:media-type="image/png"/>
  <manifest:file-entry manifest:full-path="Pictures/1000000000000104000000FA253E67CB42A82182.jpg" manifest:media-type="image/jpeg"/>
  <manifest:file-entry manifest:full-path="Pictures/1000000000000384000002586CDD3A19DD658C08.jpg" manifest:media-type="image/jpeg"/>
  <manifest:file-entry manifest:full-path="Pictures/100007BF00005D1F00005D1FD49C0AEB2A2F3A77.svg" manifest:media-type="image/svg+xml"/>
  <manifest:file-entry manifest:full-path="Pictures/10000000000000C8000000C8DDE736F7B0ED891F.png" manifest:media-type="image/png"/>
  <manifest:file-entry manifest:full-path="Pictures/1000000000000258000002583B05001A73304C28.jpg" manifest:media-type="image/jpeg"/>
  <manifest:file-entry manifest:full-path="Pictures/10000000000003C9000002DC0044CE621811DE9F.png" manifest:media-type="image/png"/>
  <manifest:file-entry manifest:full-path="Pictures/10000201000001B200000122DDDEFDF0D23E7FEA.png" manifest:media-type="image/png"/>
  <manifest:file-entry manifest:full-path="Pictures/100000000000025000000216E314278F382B91C7.jpg" manifest:media-type="image/jpeg"/>
  <manifest:file-entry manifest:full-path="Pictures/10000000000002BC000003200898676266EC85BF.jpg" manifest:media-type="image/jpeg"/>
  <manifest:file-entry manifest:full-path="Pictures/10000000000004B000000386323632BF9A8EF280.jpg" manifest:media-type="image/jpeg"/>
  <manifest:file-entry manifest:full-path="Pictures/10000000000004B0000004B0C6CE60E9BC1AA286.jpg" manifest:media-type="image/jpeg"/>
  <manifest:file-entry manifest:full-path="Pictures/10000000000002BC000002BCD8349FE598C6A504.jpg" manifest:media-type="image/jpeg"/>
  <manifest:file-entry manifest:full-path="Pictures/10000000000000E1000000E13F9BC98ECA84F114.jpg" manifest:media-type="image/jpeg"/>
  <manifest:file-entry manifest:full-path="Pictures/100000000000015E000001134DB8C5A94829F730.jpg" manifest:media-type="image/jpeg"/>
  <manifest:file-entry manifest:full-path="Pictures/10000000000000E1000000E126875731C745A39E.jpg" manifest:media-type="image/jpeg"/>
  <manifest:file-entry manifest:full-path="Pictures/1000000000000258000001F41B2726014990005A.jpg" manifest:media-type="image/jpeg"/>
  <manifest:file-entry manifest:full-path="Pictures/10000201000000C8000000C8F7A7B87795E57637.png" manifest:media-type="image/png"/>
  <manifest:file-entry manifest:full-path="Pictures/10000000000001F4000001C005854A4F379CAD55.jpg" manifest:media-type="image/jpeg"/>
  <manifest:file-entry manifest:full-path="Pictures/10000201000002A8000002A6B42EBC0518F3F300.png" manifest:media-type="image/png"/>
  <manifest:file-entry manifest:full-path="Pictures/10000000000000E1000000E174C53A80FE816EB7.jpg" manifest:media-type="image/jpeg"/>
  <manifest:file-entry manifest:full-path="Pictures/10000201000001F40000013DC2BA864E74D7DD42.png" manifest:media-type="image/png"/>
  <manifest:file-entry manifest:full-path="Pictures/100000000000030C000001EC4283554B3BCC1F8C.jpg" manifest:media-type="image/jpeg"/>
  <manifest:file-entry manifest:full-path="Pictures/10000000000001F4000001F4785EAE606462C9F1.jpg" manifest:media-type="image/jpeg"/>
  <manifest:file-entry manifest:full-path="Pictures/100000000000025C0000016C6C0F3A617F2D3D34.jpg" manifest:media-type="image/jpeg"/>
  <manifest:file-entry manifest:full-path="Pictures/100000000000060000000800EA360F1C9C232C8A.jpg" manifest:media-type="image/jpeg"/>
  <manifest:file-entry manifest:full-path="Pictures/10000000000000EF000000D3527E465C6BB90B76.jpg" manifest:media-type="image/jpeg"/>
  <manifest:file-entry manifest:full-path="Pictures/10000201000002C3000002C35BBCF808BEC185F5.png" manifest:media-type="image/png"/>
  <manifest:file-entry manifest:full-path="Pictures/100000000000028A0000028AA70D6AC50C5D199F.jpg" manifest:media-type="image/jpeg"/>
  <manifest:file-entry manifest:full-path="Pictures/10000000000001E0000001E0E8943319F7F4CD76.jpg" manifest:media-type="image/jpeg"/>
  <manifest:file-entry manifest:full-path="Pictures/1000000000000020000000204B249CA79A42C6D7.png" manifest:media-type="image/png"/>
  <manifest:file-entry manifest:full-path="Pictures/10000000000000FA000000DFB0FA0A3AECC50659.jpg" manifest:media-type="image/jpeg"/>
  <manifest:file-entry manifest:full-path="Pictures/10000000000003E800000299E5B64C9A8B5E01F5.jpg" manifest:media-type="image/jpeg"/>
  <manifest:file-entry manifest:full-path="Pictures/100000000000012C0000012C3FCA7BDF4559FF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5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9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9.5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4.6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0.723cm"/>
    </style:style>
    <style:style style:name="pr4" style:family="presentation" style:parent-style-name="Standard-title">
      <style:graphic-properties draw:auto-grow-height="true" fo:min-height="10.4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53.5999984741211pt"/>
    </style:style>
    <style:style style:name="P3" style:family="paragraph">
      <loext:graphic-properties draw:fill="none" draw:fill-color="#ffffff"/>
      <style:text-properties fo:font-size="53.5999984741211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38.7000007629395pt"/>
    </style:style>
    <style:style style:name="P7" style:family="paragraph">
      <loext:graphic-properties draw:fill="none" draw:fill-color="#ffffff"/>
      <style:text-properties fo:font-size="38.7000007629395pt" style:font-size-asian="13pt" style:font-size-complex="13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13.437cm" svg:height="8.476cm" svg:x="86.8cm" svg:y="15.924cm">
          <draw:image xlink:href="Pictures/100000000000030C000001EC4283554B3BCC1F8C.jpg" xlink:type="simple" xlink:show="embed" xlink:actuate="onLoad">
            <text:p/>
          </draw:image>
        </draw:frame>
        <draw:frame draw:style-name="gr2" draw:text-style-name="P1" draw:layer="layout" svg:width="25.171cm" svg:height="18.792cm" svg:x="-1cm" svg:y="12.218cm">
          <draw:image xlink:href="Pictures/10000000000001F4000001C005854A4F379CAD55.jpg" xlink:type="simple" xlink:show="embed" xlink:actuate="onLoad">
            <text:p/>
          </draw:image>
        </draw:frame>
        <draw:frame draw:style-name="gr2" draw:text-style-name="P1" draw:layer="layout" svg:width="6.385cm" svg:height="3.542cm" svg:x="9.2cm" svg:y="0.483cm">
          <draw:image xlink:href="Pictures/100000000000025C0000016C6C0F3A617F2D3D34.jpg" xlink:type="simple" xlink:show="embed" xlink:actuate="onLoad">
            <text:p/>
          </draw:image>
        </draw:frame>
        <draw:frame draw:style-name="gr2" draw:text-style-name="P1" draw:layer="layout" svg:width="9.567cm" svg:height="8.11cm" svg:x="72.433cm" svg:y="7.4cm">
          <draw:image xlink:href="Pictures/10000000000001F4000001F4785EAE606462C9F1.jpg" xlink:type="simple" xlink:show="embed" xlink:actuate="onLoad">
            <text:p/>
          </draw:image>
        </draw:frame>
        <draw:frame draw:style-name="gr2" draw:text-style-name="P1" draw:layer="layout" svg:width="5.675cm" svg:height="3.562cm" svg:x="78.936cm" svg:y="0.29cm">
          <draw:image xlink:href="Pictures/10000000000002BC000002BCD8349FE598C6A504.jpg" xlink:type="simple" xlink:show="embed" xlink:actuate="onLoad">
            <text:p/>
          </draw:image>
        </draw:frame>
        <draw:frame draw:style-name="gr2" draw:text-style-name="P1" draw:layer="layout" svg:width="7.142cm" svg:height="6.107cm" svg:x="69.2cm" svg:y="0.093cm">
          <draw:image xlink:href="Pictures/10000000000000E1000000E174C53A80FE816EB7.jpg" xlink:type="simple" xlink:show="embed" xlink:actuate="onLoad">
            <text:p/>
          </draw:image>
        </draw:frame>
        <draw:line draw:style-name="gr3" draw:text-style-name="P1" draw:layer="layout" svg:x1="73.257cm" svg:y1="6.219cm" svg:x2="75.8cm" svg:y2="7cm">
          <text:p/>
        </draw:line>
        <draw:line draw:style-name="gr3" draw:text-style-name="P1" draw:layer="layout" svg:x1="81.039cm" svg:y1="3.853cm" svg:x2="79.61cm" svg:y2="6.838cm">
          <text:p/>
        </draw:line>
        <draw:line draw:style-name="gr3" draw:text-style-name="P1" draw:layer="layout" svg:x1="86.039cm" svg:y1="8.028cm" svg:x2="81.039cm" svg:y2="8.623cm">
          <text:p/>
        </draw:line>
        <draw:line draw:style-name="gr3" draw:text-style-name="P1" draw:layer="layout" svg:x1="86.039cm" svg:y1="3.862cm" svg:x2="80.325cm" svg:y2="7.433cm">
          <text:p/>
        </draw:line>
        <draw:frame draw:style-name="gr2" draw:text-style-name="P1" draw:layer="layout" svg:width="16.55cm" svg:height="6.548cm" svg:x="10.85cm" svg:y="4.621cm">
          <draw:image xlink:href="Pictures/10000000000003E800000299E5B64C9A8B5E01F5.jpg" xlink:type="simple" xlink:show="embed" xlink:actuate="onLoad">
            <text:p/>
          </draw:image>
        </draw:frame>
        <draw:line draw:style-name="gr3" draw:text-style-name="P1" draw:layer="layout" svg:x1="15.584cm" svg:y1="4.024cm" svg:x2="19.198cm" svg:y2="6.173cm">
          <text:p/>
        </draw:line>
        <draw:line draw:style-name="gr3" draw:text-style-name="P1" draw:layer="layout" svg:x1="19.199cm" svg:y1="3.197cm" svg:x2="19.199cm" svg:y2="6.173cm">
          <text:p/>
        </draw:line>
        <draw:frame draw:style-name="gr2" draw:text-style-name="P1" draw:layer="layout" svg:width="11.625cm" svg:height="10.119cm" svg:x="44.089cm" svg:y="10.714cm">
          <draw:image xlink:href="Pictures/100000000000060000000800EA360F1C9C232C8A.jpg" xlink:type="simple" xlink:show="embed" xlink:actuate="onLoad">
            <text:p/>
          </draw:image>
        </draw:frame>
        <draw:frame draw:style-name="gr2" draw:text-style-name="P1" draw:layer="layout" svg:width="5.757cm" svg:height="4.077cm" svg:x="15.585cm" svg:y="0.221cm">
          <draw:image xlink:href="Pictures/10000000000000E1000000E13F9BC98ECA84F114.jpg" xlink:type="simple" xlink:show="embed" xlink:actuate="onLoad">
            <text:p/>
          </draw:image>
        </draw:frame>
        <draw:frame draw:style-name="gr4" draw:text-style-name="P1" draw:layer="layout" svg:width="18.439cm" svg:height="12.685cm" svg:x="39.286cm" svg:y="26.598cm">
          <draw:image xlink:href="Pictures/1000000000000258000001F41B2726014990005A.jpg" xlink:type="simple" xlink:show="embed" xlink:actuate="onLoad">
            <text:p/>
          </draw:image>
        </draw:frame>
        <draw:line draw:style-name="gr3" draw:text-style-name="P1" draw:layer="layout" svg:x1="44.2cm" svg:y1="28.4cm" svg:x2="25.2cm" svg:y2="12.2cm">
          <text:p/>
        </draw:line>
        <draw:line draw:style-name="gr3" draw:text-style-name="P1" draw:layer="layout" svg:x1="49.285cm" svg:y1="29.762cm" svg:x2="49.285cm" svg:y2="25cm">
          <text:p/>
        </draw:line>
        <draw:line draw:style-name="gr3" draw:text-style-name="P1" draw:layer="layout" svg:x1="54cm" svg:y1="29cm" svg:x2="73.2cm" svg:y2="17.4cm">
          <text:p/>
        </draw:line>
        <draw:frame draw:style-name="gr2" draw:text-style-name="P1" draw:layer="layout" svg:width="2.857cm" svg:height="1.786cm" svg:x="25.2cm" svg:y="6cm">
          <draw:image xlink:href="Pictures/10000000000000EF000000D3527E465C6BB90B76.jpg" xlink:type="simple" xlink:show="embed" xlink:actuate="onLoad">
            <text:p/>
          </draw:image>
        </draw:frame>
        <draw:frame draw:style-name="gr2" draw:text-style-name="P1" draw:layer="layout" svg:width="19.285cm" svg:height="17.095cm" svg:x="81cm" svg:y="35.397cm">
          <draw:image xlink:href="Pictures/100000000000028A0000028AA70D6AC50C5D199F.jpg" xlink:type="simple" xlink:show="embed" xlink:actuate="onLoad">
            <text:p/>
          </draw:image>
        </draw:frame>
        <draw:frame draw:style-name="gr2" draw:text-style-name="P1" draw:layer="layout" svg:width="5.982cm" svg:height="4.762cm" svg:x="94.571cm" svg:y="50cm">
          <draw:image xlink:href="Pictures/10000000000000FA000000DFB0FA0A3AECC50659.jpg" xlink:type="simple" xlink:show="embed" xlink:actuate="onLoad">
            <text:p/>
          </draw:image>
        </draw:frame>
        <draw:frame draw:style-name="gr2" draw:text-style-name="P1" draw:layer="layout" svg:width="16.428cm" svg:height="11.973cm" svg:x="31.429cm" svg:y="-0.104cm">
          <draw:image xlink:href="Pictures/100000000000012C0000012C3FCA7BDF4559FF6C.jpg" xlink:type="simple" xlink:show="embed" xlink:actuate="onLoad">
            <text:p/>
          </draw:image>
        </draw:frame>
        <draw:frame draw:style-name="gr2" draw:text-style-name="P1" draw:layer="layout" svg:width="13.707cm" svg:height="10.256cm" svg:x="53.111cm" svg:y="1.053cm">
          <draw:image xlink:href="Pictures/10000000000000E1000000E126875731C745A39E.jpg" xlink:type="simple" xlink:show="embed" xlink:actuate="onLoad">
            <text:p/>
          </draw:image>
        </draw:frame>
        <draw:frame draw:style-name="gr2" draw:text-style-name="P1" draw:layer="layout" svg:width="2.857cm" svg:height="1.786cm" svg:x="47.143cm" svg:y="14.285cm">
          <draw:image xlink:href="Pictures/10000000000000EF000000D3527E465C6BB90B76.jpg" xlink:type="simple" xlink:show="embed" xlink:actuate="onLoad">
            <text:p/>
          </draw:image>
        </draw:frame>
        <draw:frame draw:style-name="gr2" draw:text-style-name="P1" draw:layer="layout" svg:width="2.857cm" svg:height="1.786cm" svg:x="83.182cm" svg:y="9.814cm">
          <draw:image xlink:href="Pictures/10000000000000EF000000D3527E465C6BB90B76.jpg" xlink:type="simple" xlink:show="embed" xlink:actuate="onLoad">
            <text:p/>
          </draw:image>
        </draw:frame>
        <draw:line draw:style-name="gr3" draw:text-style-name="P1" draw:layer="layout" svg:x1="37.857cm" svg:y1="11.309cm" svg:x2="47.857cm" svg:y2="16.666cm">
          <text:p/>
        </draw:line>
        <draw:line draw:style-name="gr3" draw:text-style-name="P1" draw:layer="layout" svg:x1="59.286cm" svg:y1="11.904cm" svg:x2="52.857cm" svg:y2="16.071cm">
          <text:p/>
        </draw:line>
        <draw:line draw:style-name="gr3" draw:text-style-name="P1" draw:layer="layout" svg:x1="87.2cm" svg:y1="50.4cm" svg:x2="90.285cm" svg:y2="47.73cm">
          <text:p/>
        </draw:line>
        <draw:line draw:style-name="gr3" draw:text-style-name="P1" draw:layer="layout" svg:x1="92.2cm" svg:y1="51cm" svg:x2="91.4cm" svg:y2="47.73cm">
          <text:p/>
        </draw:line>
        <draw:line draw:style-name="gr3" draw:text-style-name="P1" draw:layer="layout" svg:x1="94.8cm" svg:y1="49.6cm" svg:x2="92.8cm" svg:y2="48.2cm">
          <text:p/>
        </draw:line>
        <draw:frame draw:style-name="gr2" draw:text-style-name="P1" draw:layer="layout" svg:width="5.614cm" svg:height="4.467cm" svg:x="89cm" svg:y="51.733cm">
          <draw:image xlink:href="Pictures/10000000000000FA000000DFB0FA0A3AECC50659.jpg" xlink:type="simple" xlink:show="embed" xlink:actuate="onLoad">
            <text:p/>
          </draw:image>
        </draw:frame>
        <draw:frame draw:style-name="gr2" draw:text-style-name="P1" draw:layer="layout" svg:width="5.714cm" svg:height="4.548cm" svg:x="83.6cm" svg:y="50.852cm">
          <draw:image xlink:href="Pictures/10000000000000FA000000DFB0FA0A3AECC50659.jpg" xlink:type="simple" xlink:show="embed" xlink:actuate="onLoad">
            <text:p/>
          </draw:image>
        </draw:frame>
        <draw:line draw:style-name="gr3" draw:text-style-name="P1" draw:layer="layout" svg:x1="90.285cm" svg:y1="39.991cm" svg:x2="90.285cm" svg:y2="38.801cm">
          <text:p/>
        </draw:line>
        <draw:line draw:style-name="gr5" draw:text-style-name="P1" draw:layer="layout" svg:x1="59.8cm" svg:y1="33.4cm" svg:x2="85.6cm" svg:y2="35.397cm">
          <text:p/>
        </draw:line>
        <draw:frame draw:style-name="gr2" draw:text-style-name="P1" draw:layer="layout" svg:width="6.985cm" svg:height="5.702cm" svg:x="86.871cm" svg:y="32.849cm">
          <draw:image xlink:href="Pictures/10000000000004B0000004B0C6CE60E9BC1AA286.jpg" xlink:type="simple" xlink:show="embed" xlink:actuate="onLoad">
            <text:p/>
          </draw:image>
        </draw:frame>
        <draw:frame draw:style-name="gr6" draw:text-style-name="P3" draw:layer="layout" svg:width="13.229cm" svg:height="4.475cm" svg:x="61.6cm" svg:y="45.125cm">
          <draw:text-box>
            <text:p text:style-name="P2">Virtual<text:line-break/>Integrations</text:p>
          </draw:text-box>
        </draw:frame>
        <draw:frame draw:style-name="gr7" draw:text-style-name="P3" draw:layer="layout" svg:width="31.429cm" svg:height="3.571cm" svg:x="58.2cm" svg:y="15.029cm">
          <draw:text-box>
            <text:p text:style-name="P2">Current Cost</text:p>
          </draw:text-box>
        </draw:frame>
        <draw:frame draw:style-name="gr8" draw:text-style-name="P3" draw:layer="layout" svg:width="20cm" svg:height="7.095cm" svg:x="38.742cm" svg:y="47.619cm">
          <draw:text-box>
            <text:p text:style-name="P2">Passive Server <text:line-break/>(&lt;10w – core i3)</text:p>
          </draw:text-box>
        </draw:frame>
        <draw:frame draw:style-name="gr9" draw:text-style-name="P3" draw:layer="layout" svg:width="31.429cm" svg:height="4.979cm" svg:x="33.571cm" svg:y="20.02cm">
          <draw:text-box>
            <text:p text:style-name="P2">RFXCom</text:p>
            <text:p text:style-name="P2">433Mhz</text:p>
          </draw:text-box>
        </draw:frame>
        <draw:frame draw:style-name="gr9" draw:text-style-name="P3" draw:layer="layout" svg:width="31.429cm" svg:height="4.979cm" svg:x="4.971cm" svg:y="9.421cm">
          <draw:text-box>
            <text:p text:style-name="P2">Sensors RF 866Mhz</text:p>
          </draw:text-box>
        </draw:frame>
        <draw:frame draw:style-name="gr2" draw:text-style-name="P1" draw:layer="layout" svg:width="5.882cm" svg:height="4.891cm" draw:transform="skewX (-0.00226892802759263) rotate (0.0015707963267949) translate (77.315cm 48.109cm)">
          <draw:image xlink:href="Pictures/10000201000002A8000002A6B42EBC0518F3F300.png" xlink:type="simple" xlink:show="embed" xlink:actuate="onLoad">
            <text:p/>
          </draw:image>
        </draw:frame>
        <draw:line draw:style-name="gr3" draw:text-style-name="P1" draw:layer="layout" svg:x1="82.6cm" svg:y1="49.6cm" svg:x2="88.4cm" svg:y2="48cm">
          <text:p/>
        </draw:line>
        <draw:frame draw:style-name="gr10" draw:text-style-name="P1" draw:layer="layout" svg:width="5.171cm" svg:height="5.509cm" svg:x="8.814cm" svg:y="19.105cm">
          <draw:image xlink:href="Pictures/100000000000015E000001134DB8C5A94829F730.jpg" xlink:type="simple" xlink:show="embed" xlink:actuate="onLoad">
            <text:p/>
          </draw:image>
        </draw:frame>
        <draw:frame draw:style-name="gr2" draw:text-style-name="P1" draw:layer="layout" svg:width="8.66cm" svg:height="4.583cm" svg:x="10.34cm" svg:y="40.588cm">
          <draw:image xlink:href="Pictures/10000201000001F40000013DC2BA864E74D7DD42.png" xlink:type="simple" xlink:show="embed" xlink:actuate="onLoad">
            <text:p/>
          </draw:image>
        </draw:frame>
        <draw:line draw:style-name="gr3" draw:text-style-name="P1" draw:layer="layout" svg:x1="39.286cm" svg:y1="31.2cm" svg:x2="22cm" svg:y2="24.4cm">
          <text:p/>
        </draw:line>
        <draw:line draw:style-name="gr3" draw:text-style-name="P1" draw:layer="layout" svg:x1="38.8cm" svg:y1="34.6cm" svg:x2="16.6cm" svg:y2="41.4cm">
          <text:p/>
        </draw:line>
        <draw:frame draw:style-name="gr11" draw:text-style-name="P1" draw:layer="layout" svg:width="7.853cm" svg:height="7.649cm" svg:x="6.314cm" svg:y="24.551cm">
          <draw:image xlink:href="Pictures/10000000000004B000000386323632BF9A8EF280.jpg" xlink:type="simple" xlink:show="embed" xlink:actuate="onLoad">
            <text:p/>
          </draw:image>
        </draw:frame>
        <draw:frame draw:style-name="gr2" draw:text-style-name="P1" draw:layer="layout" svg:width="7.542cm" svg:height="7.185cm" svg:x="0.429cm" svg:y="42.749cm">
          <draw:image xlink:href="Pictures/10000000000002BC000003200898676266EC85BF.jpg" xlink:type="simple" xlink:show="embed" xlink:actuate="onLoad">
            <text:p/>
          </draw:image>
        </draw:frame>
        <draw:frame draw:style-name="gr2" draw:text-style-name="P1" draw:layer="layout" svg:width="8.571cm" svg:height="6.443cm" svg:x="9cm" svg:y="46.957cm">
          <draw:image xlink:href="Pictures/100000000000025000000216E314278F382B91C7.jpg" xlink:type="simple" xlink:show="embed" xlink:actuate="onLoad">
            <text:p/>
          </draw:image>
        </draw:frame>
        <draw:frame draw:style-name="gr12" draw:text-style-name="P1" draw:layer="layout" svg:width="7.228cm" svg:height="5.949cm" svg:x="1.768cm" svg:y="35.648cm">
          <draw:image xlink:href="Pictures/10000000000001E0000001E0E8943319F7F4CD76.jpg" xlink:type="simple" xlink:show="embed" xlink:actuate="onLoad">
            <text:p/>
          </draw:image>
        </draw:frame>
        <draw:frame draw:style-name="gr2" draw:text-style-name="P1" draw:layer="layout" svg:width="5.757cm" svg:height="4.077cm" svg:x="20.628cm" svg:y="1.501cm">
          <draw:image xlink:href="Pictures/10000000000000E1000000E13F9BC98ECA84F114.jpg" xlink:type="simple" xlink:show="embed" xlink:actuate="onLoad">
            <text:p/>
          </draw:image>
        </draw:frame>
        <draw:line draw:style-name="gr3" draw:text-style-name="P1" draw:layer="layout" svg:x1="21.342cm" svg:y1="4.983cm" svg:x2="19.199cm" svg:y2="6.173cm">
          <text:p/>
        </draw:line>
        <draw:frame draw:style-name="gr2" draw:text-style-name="P1" draw:layer="layout" svg:width="5.675cm" svg:height="3.562cm" svg:x="85.325cm" svg:y="5.647cm">
          <draw:image xlink:href="Pictures/10000000000002BC000002BCD8349FE598C6A504.jpg" xlink:type="simple" xlink:show="embed" xlink:actuate="onLoad">
            <text:p/>
          </draw:image>
        </draw:frame>
        <draw:frame draw:style-name="gr2" draw:text-style-name="P1" draw:layer="layout" svg:width="5.675cm" svg:height="3.562cm" svg:x="84.611cm" svg:y="0.299cm">
          <draw:image xlink:href="Pictures/10000000000002BC000002BCD8349FE598C6A504.jpg" xlink:type="simple" xlink:show="embed" xlink:actuate="onLoad">
            <text:p/>
          </draw:image>
        </draw:frame>
        <draw:frame draw:style-name="gr13" draw:text-style-name="P1" draw:layer="layout" svg:width="18.567cm" svg:height="2.378cm" svg:x="39.104cm" svg:y="37.503cm">
          <draw:image xlink:href="Pictures/10000201000001B200000122DDDEFDF0D23E7FEA.png" xlink:type="simple" xlink:show="embed" xlink:actuate="onLoad">
            <text:p/>
          </draw:image>
        </draw:frame>
        <draw:frame draw:style-name="gr14" draw:text-style-name="P1" draw:layer="layout" svg:width="3.489cm" svg:height="2.908cm" svg:x="43.386cm" svg:y="40.476cm">
          <draw:image xlink:href="Pictures/1000000000000258000002583B05001A73304C28.jpg" xlink:type="simple" xlink:show="embed" xlink:actuate="onLoad">
            <text:p/>
          </draw:image>
        </draw:frame>
        <draw:frame draw:style-name="gr2" draw:text-style-name="P1" draw:layer="layout" svg:width="2.864cm" svg:height="2.387cm" svg:x="51.154cm" svg:y="40.625cm">
          <draw:image xlink:href="Pictures/100007BF00005D1F00005D1FD49C0AEB2A2F3A77.svg" xlink:type="simple" xlink:show="embed" xlink:actuate="onLoad">
            <text:p/>
          </draw:image>
          <draw:image xlink:href="Pictures/10000201000002C3000002C35BBCF808BEC185F5.png" xlink:type="simple" xlink:show="embed" xlink:actuate="onLoad"/>
        </draw:frame>
        <draw:frame draw:style-name="gr2" draw:text-style-name="P1" draw:layer="layout" svg:width="2.857cm" svg:height="2.381cm" svg:x="47.589cm" svg:y="40.625cm">
          <draw:image xlink:href="Pictures/10000201000000C8000000C8F7A7B87795E57637.png" xlink:type="simple" xlink:show="embed" xlink:actuate="onLoad">
            <text:p/>
          </draw:image>
        </draw:frame>
        <draw:frame draw:style-name="gr15" draw:text-style-name="P1" draw:layer="layout" svg:width="6.832cm" svg:height="4.164cm" svg:x="45.757cm" svg:y="43.383cm">
          <draw:image xlink:href="Pictures/1000000000000104000000FA253E67CB42A82182.jpg" xlink:type="simple" xlink:show="embed" xlink:actuate="onLoad">
            <text:p/>
          </draw:image>
        </draw:frame>
        <draw:line draw:style-name="gr3" draw:text-style-name="P1" draw:layer="layout" svg:x1="60cm" svg:y1="31cm" svg:x2="89.6cm" svg:y2="20.6cm">
          <text:p/>
        </draw:line>
        <draw:frame draw:style-name="gr9" draw:text-style-name="P3" draw:layer="layout" svg:width="9.6cm" svg:height="4.979cm" svg:x="88.4cm" svg:y="24.221cm">
          <draw:text-box>
            <text:p text:style-name="P2">EDF</text:p>
            <text:p text:style-name="P2">Linky</text:p>
          </draw:text-box>
        </draw:frame>
        <draw:line draw:style-name="gr5" draw:text-style-name="P1" draw:layer="layout" svg:x1="57.725cm" svg:y1="34.899cm" svg:x2="66.8cm" svg:y2="43.6cm">
          <text:p/>
        </draw:line>
        <draw:frame draw:style-name="gr1" draw:layer="layout" svg:width="4.563cm" svg:height="3.447cm" svg:x="68.437cm" svg:y="41.8cm">
          <draw:image xlink:href="Pictures/10000000000003C9000002DC0044CE621811DE9F.png" xlink:type="simple" xlink:show="embed" xlink:actuate="onLoad">
            <text:p/>
          </draw:image>
        </draw:frame>
        <draw:frame draw:style-name="gr1" draw:layer="layout" svg:width="3.153cm" svg:height="3.153cm" svg:x="66.447cm" svg:y="39.6cm">
          <draw:image xlink:href="Pictures/10000000000000C8000000C8DDE736F7B0ED891F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1" draw:layer="layout" svg:width="48.829cm" svg:height="30.018cm" svg:x="48.314cm" svg:y="27.125cm">
          <draw:image xlink:href="Pictures/100002010000033200000263490AB850B26BECE2.png" xlink:type="simple" xlink:show="embed" xlink:actuate="onLoad">
            <text:p/>
          </draw:image>
        </draw:frame>
        <draw:frame draw:style-name="gr2" draw:text-style-name="P1" draw:layer="layout" svg:width="52.225cm" svg:height="27.381cm" svg:x="2.857cm" svg:y="2.38cm">
          <draw:image xlink:href="Pictures/10000201000003690000023E8C96D31155B78F40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" draw:text-style-name="P1" draw:layer="layout" svg:width="7.143cm" svg:height="3.964cm" svg:x="0.289cm" svg:y="0.797cm">
          <draw:image xlink:href="Pictures/100000000000025C0000016C6C0F3A617F2D3D34.jpg" xlink:type="simple" xlink:show="embed" xlink:actuate="onLoad">
            <text:p/>
          </draw:image>
        </draw:frame>
        <draw:frame draw:style-name="gr2" draw:text-style-name="P1" draw:layer="layout" svg:width="7.857cm" svg:height="4.167cm" svg:x="8.146cm" svg:y="4.761cm">
          <draw:image xlink:href="Pictures/100000000000025C0000016C6C0F3A617F2D3D34.jpg" xlink:type="simple" xlink:show="embed" xlink:actuate="onLoad">
            <text:p/>
          </draw:image>
        </draw:frame>
        <draw:frame draw:style-name="gr2" draw:text-style-name="P1" draw:layer="layout" svg:width="19.214cm" svg:height="7.601cm" svg:x="6.5cm" svg:y="16.208cm">
          <draw:image xlink:href="Pictures/10000000000003E800000299E5B64C9A8B5E01F5.jpg" xlink:type="simple" xlink:show="embed" xlink:actuate="onLoad">
            <text:p/>
          </draw:image>
        </draw:frame>
        <draw:line draw:style-name="gr3" draw:text-style-name="P1" draw:layer="layout" svg:x1="6.003cm" svg:y1="5.952cm" svg:x2="19.285cm" svg:y2="18.452cm">
          <text:p/>
        </draw:line>
        <draw:line draw:style-name="gr3" draw:text-style-name="P1" draw:layer="layout" svg:x1="12.432cm" svg:y1="9.523cm" svg:x2="19.286cm" svg:y2="18.452cm">
          <text:p/>
        </draw:line>
        <draw:line draw:style-name="gr3" draw:text-style-name="P1" draw:layer="layout" svg:x1="23.146cm" svg:y1="6.547cm" svg:x2="19.285cm" svg:y2="18.452cm">
          <text:p/>
        </draw:line>
        <draw:frame draw:style-name="gr2" draw:text-style-name="P1" draw:layer="layout" svg:width="7.143cm" svg:height="4.762cm" svg:x="20.289cm" svg:y="1.785cm">
          <draw:image xlink:href="Pictures/10000000000000E1000000E13F9BC98ECA84F114.jpg" xlink:type="simple" xlink:show="embed" xlink:actuate="onLoad">
            <text:p/>
          </draw:image>
        </draw:frame>
        <draw:frame draw:style-name="gr2" draw:text-style-name="P1" draw:layer="layout" svg:width="6.721cm" svg:height="4.762cm" svg:x="13.567cm" svg:y="0.595cm">
          <draw:image xlink:href="Pictures/10000000000000E1000000E13F9BC98ECA84F114.jpg" xlink:type="simple" xlink:show="embed" xlink:actuate="onLoad">
            <text:p/>
          </draw:image>
        </draw:frame>
        <draw:frame draw:style-name="gr2" draw:text-style-name="P1" draw:layer="layout" svg:width="18.439cm" svg:height="13.878cm" svg:x="1.56cm" svg:y="26.19cm">
          <draw:image xlink:href="Pictures/1000000000000258000001F41B2726014990005A.jpg" xlink:type="simple" xlink:show="embed" xlink:actuate="onLoad">
            <text:p/>
          </draw:image>
        </draw:frame>
        <draw:line draw:style-name="gr3" draw:text-style-name="P1" draw:layer="layout" svg:x1="12.857cm" svg:y1="29.167cm" svg:x2="19.286cm" svg:y2="22.619cm">
          <text:p/>
        </draw:line>
        <draw:line draw:style-name="gr3" draw:text-style-name="P1" draw:layer="layout" svg:x1="17.857cm" svg:y1="4.762cm" svg:x2="19.286cm" svg:y2="18.452cm">
          <text:p/>
        </draw:line>
        <draw:frame draw:style-name="gr2" draw:text-style-name="P1" draw:layer="layout" svg:width="2.857cm" svg:height="1.786cm" svg:x="23.571cm" svg:y="17.261cm">
          <draw:image xlink:href="Pictures/10000000000000EF000000D3527E465C6BB90B76.jpg" xlink:type="simple" xlink:show="embed" xlink:actuate="onLoad">
            <text:p/>
          </draw:image>
        </draw:frame>
        <draw:frame draw:style-name="gr9" draw:text-style-name="P3" draw:layer="layout" svg:width="31.429cm" svg:height="4.979cm" svg:x="20.714cm" svg:y="30.952cm">
          <draw:text-box>
            <text:p text:style-name="P2">Passive Server <text:line-break/>(&lt;10w – core i3)</text:p>
          </draw:text-box>
        </draw:frame>
        <draw:frame draw:style-name="gr9" draw:text-style-name="P3" draw:layer="layout" svg:width="31.429cm" svg:height="4.979cm" svg:x="27.432cm" svg:y="2.758cm">
          <draw:text-box>
            <text:p text:style-name="P2">RF 866Mhz</text:p>
            <text:p text:style-name="P2">sensors</text:p>
          </draw:text-box>
        </draw:frame>
        <draw:frame draw:style-name="gr9" draw:text-style-name="P3" draw:layer="layout" svg:width="31.429cm" svg:height="4.979cm" svg:x="23.571cm" svg:y="20.02cm">
          <draw:text-box>
            <text:p text:style-name="P2">Receiver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" draw:layer="layout" svg:width="19.286cm" svg:height="17.095cm" svg:x="68.571cm" svg:y="23.976cm">
          <draw:image xlink:href="Pictures/100000000000028A0000028AA70D6AC50C5D199F.jpg" xlink:type="simple" xlink:show="embed" xlink:actuate="onLoad">
            <text:p/>
          </draw:image>
        </draw:frame>
        <draw:frame draw:style-name="gr2" draw:text-style-name="P1" draw:layer="layout" svg:width="7.857cm" svg:height="6.253cm" svg:x="82.142cm" svg:y="40.476cm">
          <draw:image xlink:href="Pictures/10000000000000FA000000DFB0FA0A3AECC50659.jpg" xlink:type="simple" xlink:show="embed" xlink:actuate="onLoad">
            <text:p/>
          </draw:image>
        </draw:frame>
        <draw:line draw:style-name="gr3" draw:text-style-name="P1" draw:layer="layout" svg:x1="70cm" svg:y1="39.88cm" svg:x2="77.857cm" svg:y2="36.309cm">
          <text:p/>
        </draw:line>
        <draw:line draw:style-name="gr3" draw:text-style-name="P1" draw:layer="layout" svg:x1="77.857cm" svg:y1="40.175cm" svg:x2="77.857cm" svg:y2="36.309cm">
          <text:p/>
        </draw:line>
        <draw:line draw:style-name="gr3" draw:text-style-name="P1" draw:layer="layout" svg:x1="85.714cm" svg:y1="40.476cm" svg:x2="77.857cm" svg:y2="36.309cm">
          <text:p/>
        </draw:line>
        <draw:frame draw:style-name="gr2" draw:text-style-name="P1" draw:layer="layout" svg:width="7.857cm" svg:height="6.253cm" svg:x="74.285cm" svg:y="40.175cm">
          <draw:image xlink:href="Pictures/10000000000000FA000000DFB0FA0A3AECC50659.jpg" xlink:type="simple" xlink:show="embed" xlink:actuate="onLoad">
            <text:p/>
          </draw:image>
        </draw:frame>
        <draw:frame draw:style-name="gr2" draw:text-style-name="P1" draw:layer="layout" svg:width="7.857cm" svg:height="6.253cm" svg:x="66.428cm" svg:y="39.88cm">
          <draw:image xlink:href="Pictures/10000000000000FA000000DFB0FA0A3AECC50659.jpg" xlink:type="simple" xlink:show="embed" xlink:actuate="onLoad">
            <text:p/>
          </draw:image>
        </draw:frame>
        <draw:line draw:style-name="gr3" draw:text-style-name="P1" draw:layer="layout" svg:x1="77.857cm" svg:y1="28.571cm" svg:x2="77.857cm" svg:y2="27.381cm">
          <text:p/>
        </draw:line>
        <draw:frame draw:style-name="gr2" draw:text-style-name="P1" draw:layer="layout" svg:width="18.786cm" svg:height="9.866cm" svg:x="68.571cm" svg:y="17.261cm">
          <draw:image xlink:href="Pictures/1000000000000384000002586CDD3A19DD658C08.jpg" xlink:type="simple" xlink:show="embed" xlink:actuate="onLoad">
            <text:p/>
          </draw:image>
        </draw:frame>
        <draw:frame presentation:style-name="pr2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89.996cm" svg:height="30.723cm" svg:x="5.003cm" svg:y="-7.651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1" draw:layer="layout" svg:width="19.285cm" svg:height="17.095cm" svg:x="16.429cm" svg:y="33.199cm">
          <draw:image xlink:href="Pictures/100000000000028A0000028AA70D6AC50C5D199F.jpg" xlink:type="simple" xlink:show="embed" xlink:actuate="onLoad">
            <text:p/>
          </draw:image>
        </draw:frame>
        <draw:frame draw:style-name="gr2" draw:text-style-name="P1" draw:layer="layout" svg:width="7.857cm" svg:height="6.253cm" svg:x="30cm" svg:y="49.699cm">
          <draw:image xlink:href="Pictures/10000000000000FA000000DFB0FA0A3AECC50659.jpg" xlink:type="simple" xlink:show="embed" xlink:actuate="onLoad">
            <text:p/>
          </draw:image>
        </draw:frame>
        <draw:line draw:style-name="gr3" draw:text-style-name="P1" draw:layer="layout" svg:x1="17.857cm" svg:y1="49.103cm" svg:x2="25.714cm" svg:y2="45.532cm">
          <text:p/>
        </draw:line>
        <draw:line draw:style-name="gr3" draw:text-style-name="P1" draw:layer="layout" svg:x1="25.714cm" svg:y1="49.398cm" svg:x2="25.714cm" svg:y2="45.532cm">
          <text:p/>
        </draw:line>
        <draw:line draw:style-name="gr3" draw:text-style-name="P1" draw:layer="layout" svg:x1="33.571cm" svg:y1="49.699cm" svg:x2="25.714cm" svg:y2="45.532cm">
          <text:p/>
        </draw:line>
        <draw:frame draw:style-name="gr2" draw:text-style-name="P1" draw:layer="layout" svg:width="7.857cm" svg:height="6.253cm" svg:x="22.143cm" svg:y="49.398cm">
          <draw:image xlink:href="Pictures/10000000000000FA000000DFB0FA0A3AECC50659.jpg" xlink:type="simple" xlink:show="embed" xlink:actuate="onLoad">
            <text:p/>
          </draw:image>
        </draw:frame>
        <draw:frame draw:style-name="gr2" draw:text-style-name="P1" draw:layer="layout" svg:width="7.857cm" svg:height="6.253cm" svg:x="14.286cm" svg:y="49.104cm">
          <draw:image xlink:href="Pictures/10000000000000FA000000DFB0FA0A3AECC50659.jpg" xlink:type="simple" xlink:show="embed" xlink:actuate="onLoad">
            <text:p/>
          </draw:image>
        </draw:frame>
        <draw:line draw:style-name="gr3" draw:text-style-name="P1" draw:layer="layout" svg:x1="25.714cm" svg:y1="37.794cm" svg:x2="25.714cm" svg:y2="36.604cm">
          <text:p/>
        </draw:line>
        <draw:frame presentation:style-name="pr2" draw:layer="layout" svg:width="89.996cm" svg:height="36.247cm" svg:x="5.717cm" svg:y="12.56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89.996cm" svg:height="30.723cm" svg:x="5.003cm" svg:y="-7.651cm" presentation:class="title" presentation:user-transformed="true">
          <draw:text-box>
            <text:p>Wemos - relays</text:p>
          </draw:text-box>
        </draw:frame>
        <draw:frame draw:style-name="gr2" draw:text-style-name="P1" draw:layer="layout" svg:width="8.035cm" svg:height="6.56cm" svg:x="21.429cm" svg:y="30.056cm">
          <draw:image xlink:href="Pictures/10000000000004B0000004B0C6CE60E9BC1AA286.jpg" xlink:type="simple" xlink:show="embed" xlink:actuate="onLoad">
            <text:p/>
          </draw:image>
        </draw:frame>
        <draw:frame draw:style-name="gr17" draw:text-style-name="P3" draw:layer="layout" svg:width="31.429cm" svg:height="19.792cm" svg:x="37.142cm" svg:y="32.142cm">
          <draw:text-box>
            <text:p text:style-name="P2">Wemos ESP8266</text:p>
            <text:p text:style-name="P2"/>
            <text:p text:style-name="P2"/>
            <text:p text:style-name="P2"/>
            <text:p text:style-name="P2">12v Relay board (5v data)</text:p>
            <text:p text:style-name="P2"/>
            <text:p text:style-name="P2"/>
            <text:p text:style-name="P2"/>
            <text:p text:style-name="P2">Heaters (230v)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89.996cm" svg:height="10.435cm" svg:x="5cm" svg:y="2.491cm" presentation:class="title">
          <draw:text-box>
            <text:p>Current Cost</text:p>
          </draw:text-box>
        </draw:frame>
        <draw:frame presentation:style-name="pr2" draw:text-style-name="P5" draw:layer="layout" svg:width="59.996cm" svg:height="20.833cm" svg:x="2.86cm" svg:y="12.5cm" presentation:class="outline" presentation:user-transformed="true">
          <draw:text-box>
            <text:list text:style-name="L2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439cm" svg:height="13.878cm" svg:x="68.571cm" svg:y="43.86cm">
          <draw:image xlink:href="Pictures/1000000000000258000001F41B2726014990005A.jpg" xlink:type="simple" xlink:show="embed" xlink:actuate="onLoad">
            <text:p/>
          </draw:image>
        </draw:frame>
        <draw:frame draw:style-name="gr2" draw:text-style-name="P1" draw:layer="layout" svg:width="12.378cm" svg:height="10.491cm" svg:x="71.1cm" svg:y="25.741cm">
          <draw:image xlink:href="Pictures/10000000000001F4000001F4785EAE606462C9F1.jpg" xlink:type="simple" xlink:show="embed" xlink:actuate="onLoad">
            <text:p/>
          </draw:image>
        </draw:frame>
        <draw:frame draw:style-name="gr2" draw:text-style-name="P1" draw:layer="layout" svg:width="7.817cm" svg:height="4.908cm" svg:x="85.621cm" svg:y="13.69cm">
          <draw:image xlink:href="Pictures/10000000000002BC000002BCD8349FE598C6A504.jpg" xlink:type="simple" xlink:show="embed" xlink:actuate="onLoad">
            <text:p/>
          </draw:image>
        </draw:frame>
        <draw:frame draw:style-name="gr2" draw:text-style-name="P1" draw:layer="layout" svg:width="7.817cm" svg:height="4.908cm" svg:x="87.05cm" svg:y="19.193cm">
          <draw:image xlink:href="Pictures/10000000000002BC000002BCD8349FE598C6A504.jpg" xlink:type="simple" xlink:show="embed" xlink:actuate="onLoad">
            <text:p/>
          </draw:image>
        </draw:frame>
        <draw:frame draw:style-name="gr2" draw:text-style-name="P1" draw:layer="layout" svg:width="7.817cm" svg:height="4.908cm" svg:x="79.232cm" svg:y="15.622cm">
          <draw:image xlink:href="Pictures/10000000000002BC000002BCD8349FE598C6A504.jpg" xlink:type="simple" xlink:show="embed" xlink:actuate="onLoad">
            <text:p/>
          </draw:image>
        </draw:frame>
        <draw:frame draw:style-name="gr2" draw:text-style-name="P1" draw:layer="layout" svg:width="8.864cm" svg:height="7.577cm" svg:x="69.614cm" svg:y="13.997cm">
          <draw:image xlink:href="Pictures/10000000000000E1000000E174C53A80FE816EB7.jpg" xlink:type="simple" xlink:show="embed" xlink:actuate="onLoad">
            <text:p/>
          </draw:image>
        </draw:frame>
        <draw:line draw:style-name="gr3" draw:text-style-name="P1" draw:layer="layout" svg:x1="75.621cm" svg:y1="21.276cm" svg:x2="78.478cm" svg:y2="25.74cm">
          <text:p/>
        </draw:line>
        <draw:line draw:style-name="gr3" draw:text-style-name="P1" draw:layer="layout" svg:x1="82.049cm" svg:y1="20.529cm" svg:x2="78.478cm" svg:y2="25.74cm">
          <text:p/>
        </draw:line>
        <draw:line draw:style-name="gr3" draw:text-style-name="P1" draw:layer="layout" svg:x1="88.478cm" svg:y1="23.506cm" svg:x2="78.478cm" svg:y2="25.741cm">
          <text:p/>
        </draw:line>
        <draw:line draw:style-name="gr3" draw:text-style-name="P1" draw:layer="layout" svg:x1="87.764cm" svg:y1="19.193cm" svg:x2="78.478cm" svg:y2="25.741cm">
          <text:p/>
        </draw:line>
        <draw:frame draw:style-name="gr2" draw:text-style-name="P1" draw:layer="layout" svg:width="2.857cm" svg:height="1.786cm" svg:x="82.05cm" svg:y="25.741cm">
          <draw:image xlink:href="Pictures/10000000000000EF000000D3527E465C6BB90B76.jpg" xlink:type="simple" xlink:show="embed" xlink:actuate="onLoad">
            <text:p/>
          </draw:image>
        </draw:frame>
        <draw:line draw:style-name="gr3" draw:text-style-name="P1" draw:layer="layout" svg:x1="78.439cm" svg:y1="45.833cm" svg:x2="77.725cm" svg:y2="36.904cm">
          <text:p/>
        </draw:line>
        <draw:frame draw:style-name="gr18" draw:text-style-name="P7" draw:layer="layout" svg:width="5.15cm" svg:height="2.271cm" svg:x="77.703cm" svg:y="39.285cm">
          <draw:text-box>
            <text:p text:style-name="P6"><text:span text:style-name="T2">USB</text:span></text:p>
          </draw:text-box>
        </draw:frame>
        <draw:frame draw:style-name="gr2" draw:text-style-name="P1" draw:layer="layout" svg:width="32.142cm" svg:height="19.759cm" svg:x="14.286cm" svg:y="36.904cm">
          <draw:image xlink:href="Pictures/100002010000033200000263490AB850B26BECE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89.996cm" svg:height="10.435cm" svg:x="5cm" svg:y="2.491cm" presentation:class="title">
          <draw:text-box>
            <text:p>RFXtrx433</text:p>
          </draw:text-box>
        </draw:frame>
        <draw:frame presentation:style-name="pr2" draw:text-style-name="P8" draw:layer="layout" svg:width="47.139cm" svg:height="36.247cm" svg:x="3.575cm" svg:y="16.666cm" presentation:class="outline" presentation:user-transformed="true">
          <draw:text-box>
            <text:list text:style-name="L2">
              <text:list-item>
                <text:p><text:span text:style-name="T3">Receive/emit data for plenty 433 Mhz devices :</text:span></text:p>
                <text:list>
                  <text:list-item>
                    <text:p><text:span text:style-name="T3">Meteo sensors</text:span></text:p>
                  </text:list-item>
                  <text:list-item>
                    <text:p><text:span text:style-name="T3">Alarms</text:span></text:p>
                  </text:list-item>
                  <text:list-item>
                    <text:p><text:span text:style-name="T3">Switch controller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625cm" svg:height="10.119cm" svg:x="70cm" svg:y="29.568cm">
          <draw:image xlink:href="Pictures/100000000000060000000800EA360F1C9C232C8A.jpg" xlink:type="simple" xlink:show="embed" xlink:actuate="onLoad">
            <text:p/>
          </draw:image>
        </draw:frame>
        <draw:frame draw:style-name="gr2" draw:text-style-name="P1" draw:layer="layout" svg:width="20.967cm" svg:height="15.283cm" svg:x="57.857cm" svg:y="13.095cm">
          <draw:image xlink:href="Pictures/100000000000012C0000012C3FCA7BDF4559FF6C.jpg" xlink:type="simple" xlink:show="embed" xlink:actuate="onLoad">
            <text:p/>
          </draw:image>
        </draw:frame>
        <draw:frame draw:style-name="gr2" draw:text-style-name="P1" draw:layer="layout" svg:width="16.889cm" svg:height="12.637cm" svg:x="79.539cm" svg:y="14.253cm">
          <draw:image xlink:href="Pictures/10000000000000E1000000E126875731C745A39E.jpg" xlink:type="simple" xlink:show="embed" xlink:actuate="onLoad">
            <text:p/>
          </draw:image>
        </draw:frame>
        <draw:frame draw:style-name="gr2" draw:text-style-name="P1" draw:layer="layout" svg:width="2.857cm" svg:height="1.786cm" svg:x="70cm" svg:y="34.032cm">
          <draw:image xlink:href="Pictures/10000000000000EF000000D3527E465C6BB90B76.jpg" xlink:type="simple" xlink:show="embed" xlink:actuate="onLoad">
            <text:p/>
          </draw:image>
        </draw:frame>
        <draw:line draw:style-name="gr3" draw:text-style-name="P1" draw:layer="layout" svg:x1="66.428cm" svg:y1="26.89cm" svg:x2="75.714cm" svg:y2="35.223cm">
          <text:p/>
        </draw:line>
        <draw:line draw:style-name="gr3" draw:text-style-name="P1" draw:layer="layout" svg:x1="84.285cm" svg:y1="28.08cm" svg:x2="78.571cm" svg:y2="35.223cm">
          <text:p/>
        </draw:line>
        <draw:frame draw:style-name="gr2" draw:text-style-name="P1" draw:layer="layout" svg:width="18.439cm" svg:height="13.878cm" svg:x="68.571cm" svg:y="43.854cm">
          <draw:image xlink:href="Pictures/1000000000000258000001F41B2726014990005A.jpg" xlink:type="simple" xlink:show="embed" xlink:actuate="onLoad">
            <text:p/>
          </draw:image>
        </draw:frame>
        <draw:line draw:style-name="gr3" draw:text-style-name="P1" draw:layer="layout" svg:x1="76.428cm" svg:y1="46.429cm" svg:x2="75.714cm" svg:y2="39.881cm">
          <text:p/>
        </draw:line>
        <draw:frame draw:style-name="gr18" draw:text-style-name="P7" draw:layer="layout" svg:width="5.15cm" svg:height="2.271cm" svg:x="75.714cm" svg:y="41.666cm">
          <draw:text-box>
            <text:p text:style-name="P6"><text:span text:style-name="T2">USB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48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3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19cm" fo:text-indent="0cm"/>
      <style:text-properties fo:font-size="83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92cm" fo:text-indent="0cm"/>
      <style:text-properties fo:font-size="71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95cm" fo:text-indent="0cm"/>
      <style:text-properties fo:font-size="59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97cm" fo:text-indent="0cm"/>
      <style:text-properties fo:font-size="59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62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89.996cm" svg:height="10.435cm" svg:x="5cm" svg:y="2.491cm" presentation:class="title" presentation:placeholder="true">
        <draw:text-box/>
      </draw:frame>
      <draw:frame presentation:style-name="Standard-outline1" draw:layer="backgroundobjects" svg:width="89.996cm" svg:height="36.247cm" svg:x="5cm" svg:y="14.625cm" presentation:class="outline" presentation:placeholder="true">
        <draw:text-box/>
      </draw:frame>
      <draw:frame presentation:style-name="Mpr1" draw:text-style-name="MP2" draw:layer="backgroundobjects" svg:width="23.296cm" svg:height="4.31cm" svg:x="5cm" svg:y="56.9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1.696cm" svg:height="4.31cm" svg:x="34.2cm" svg:y="56.9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3.296cm" svg:height="4.31cm" svg:x="71.7cm" svg:y="56.93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20-09-06T21:05:54.333294823</dc:date>
    <meta:editing-duration>P4DT17H16M59S</meta:editing-duration>
    <meta:editing-cycles>51</meta:editing-cycles>
    <meta:generator>LibreOffice/6.0.7.3$Linux_X86_64 LibreOffice_project/00m0$Build-3</meta:generator>
    <meta:document-statistic meta:object-count="167"/>
  </office:meta>
</office:document-meta>
</file>